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0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1.107cm" svg:height="1.195cm" svg:x="13.866cm" svg:y="9.425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7.665cm" svg:height="4.755cm" svg:x="15.275cm" svg:y="11.46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128cm" svg:y="9.43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10.353cm" svg:y="9.78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8.411cm" svg:y1="6.801cm" svg:x2="10.667cm" svg:y2="9.723cm" draw:start-shape="id1" draw:start-glue-point="2" draw:end-shape="id2" draw:end-glue-point="4" svg:d="M8411 6801l2256 2922" svg:viewBox="0 0 2257 2923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6.096cm" svg:y="3.337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7.638cm" svg:y="4.005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6.355cm" svg:height="1.387cm" svg:x="12.059cm" svg:y="7.74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3.208cm" svg:y1="5.461cm" svg:x2="14.028cm" svg:y2="7.655cm">
          <text:p/>
        </draw:line>
        <draw:frame draw:style-name="gr9" draw:text-style-name="P4" draw:layer="layout" svg:width="1.213cm" svg:height="1.195cm" svg:x="13.647cm" svg:y="5.698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0.795cm" svg:y="2.005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2.594cm" svg:y="3.792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947cm" svg:height="0.66cm" svg:x="13.895cm" svg:y="2.893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</draw:g>
        <draw:line draw:style-name="gr7" draw:text-style-name="P1" draw:layer="layout" svg:x1="14.732cm" svg:y1="9.144cm" svg:x2="12.758cm" svg:y2="10.449cm">
          <text:p/>
        </draw:line>
        <draw:connector draw:style-name="gr1" draw:text-style-name="P2" draw:layer="layout" draw:type="line" svg:x1="10.443cm" svg:y1="12.897cm" svg:x2="10.507cm" svg:y2="15.275cm" draw:start-shape="id2" draw:start-glue-point="2" draw:end-shape="id3" draw:end-glue-point="0" svg:d="M10443 12897l64 2378" svg:viewBox="0 0 65 2379">
          <text:p text:style-name="P1"><text:span text:style-name="T1">~ <text:s text:c="3"/></text:span></text:p>
        </draw:connector>
        <draw:frame draw:style-name="gr2" draw:text-style-name="P1" xml:id="id3" draw:id="id3" draw:layer="layout" svg:width="0.832cm" svg:height="1.417cm" svg:x="10.091cm" svg:y="15.27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1.077cm" svg:height="0.184cm" svg:x="10.769cm" svg:y="14.03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5.436cm" svg:y="1.978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7.235cm" svg:y="3.765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1" draw:layer="layout" svg:width="0.947cm" svg:height="0.66cm" svg:x="18.536cm" svg:y="2.866cm">
            <t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7" draw:text-style-name="P1" draw:layer="layout" svg:x1="17.78cm" svg:y1="5.461cm" svg:x2="16.822cm" svg:y2="7.782cm">
          <text:p/>
        </draw:line>
        <draw:frame draw:style-name="gr9" draw:text-style-name="P4" draw:layer="layout" svg:width="1.213cm" svg:height="1.195cm" svg:x="17.384cm" svg:y="6.004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09-28T19:33:17.777154820</dc:date>
    <meta:editing-duration>P1DT49M36S</meta:editing-duration>
    <meta:editing-cycles>32</meta:editing-cycles>
    <meta:generator>LibreOffice/4.2.6.3$Linux_X86_64 LibreOffice_project/420m0$Build-3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row>
            <mrow>
              <msub>
                <mi mathvariant="normal">β</mi>
                <mn>0</mn>
              </msub>
              <mo stretchy="false">+</mo>
              <mrow>
                <msub>
                  <mo stretchy="false">∑</mo>
                  <mi>i</mi>
                </msub>
                <msub>
                  <mi mathvariant="normal">β</mi>
                  <mi>i</mi>
                </msub>
              </mrow>
            </mrow>
            <msub>
              <mi>x</mi>
              <mi>i</mi>
            </msub>
          </mrow>
        </mrow>
        <mo fence="true" stretchy="false">)</mo>
      </mrow>
    </mrow>
    <annotation encoding="StarMath 5.0">"exp" (%beta_0 + sum_i %beta_i x_i)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5/content.xml><?xml version="1.0" encoding="utf-8"?>
<math xmlns="http://www.w3.org/1998/Math/MathML" display="block">
  <semantics>
    <mo stretchy="false">⋯</mo>
    <annotation encoding="StarMath 5.0">dotsaxis 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 mathvariant="normal">μ</mi>
    <annotation encoding="StarMath 5.0">%mu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t</mi>
                <mi>i</mi>
              </msub>
              <mo stretchy="false">∼</mo>
              <mtext>Weibull</mtext>
            </mrow>
            <mrow>
              <mo fence="true" stretchy="false">(</mo>
              <mrow>
                <mrow>
                  <mi>v</mi>
                  <mi>,</mi>
                  <mi mathvariant="normal">λ</mi>
                </mrow>
              </mrow>
              <mo fence="true" stretchy="false">)</mo>
            </mrow>
          </mrow>
        </mtd>
      </mtr>
      <mtr>
        <mtd>
          <mrow>
            <mrow>
              <mi mathvariant="normal">λ</mi>
              <mo stretchy="false">=</mo>
              <mi>exp</mi>
            </mrow>
            <mrow>
              <mo fence="true" stretchy="false">(</mo>
              <mrow>
                <mrow>
                  <mrow>
                    <msub>
                      <mi mathvariant="normal">β</mi>
                      <mn>0</mn>
                    </msub>
                    <mo stretchy="false">+</mo>
                    <mrow>
                      <msub>
                        <mo stretchy="false">∑</mo>
                        <mi>i</mi>
                      </msub>
                      <msub>
                        <mi mathvariant="normal">β</mi>
                        <mi>i</mi>
                      </msub>
                    </mrow>
                  </mrow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>
            <mrow>
              <mi mathvariant="normal">β</mi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>v</mi>
              <mo stretchy="false">∼</mo>
              <mtext>Gamma</mtext>
            </mrow>
            <mrow>
              <mo fence="true" stretchy="false">(</mo>
              <mrow>
                <mrow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td>
      </mtr>
    </mtable>
    <annotation encoding="StarMath 5.0">t_i sim "Weibull"(v,%lambda) newline
%lambda = exp (%beta_0 + sum_i %beta_i x_i) newline
%beta sim "Normal"(%mu,%sigma) newline
v sim "Gamma"(%alpha,%beta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